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1</text:p>
          </table:table-cell>
          <table:table-cell table:formula="of:=COUNT([$'rp11-01'.$D$6:.$D$11])" office:value-type="float" office:value="5" calcext:value-type="float">
            <text:p>5</text:p>
          </table:table-cell>
          <table:table-cell table:formula="of:=SUM([$'rp11-01'.$D$6:.$D$11])" office:value-type="float" office:value="1176" calcext:value-type="float">
            <text:p>1176</text:p>
          </table:table-cell>
          <table:table-cell table:formula="of:=AVERAGE([$'rp11-01'.$D$6:.$D$11])" office:value-type="float" office:value="235.2" calcext:value-type="float">
            <text:p>235.2</text:p>
          </table:table-cell>
          <table:table-cell table:formula="of:=VAR([$'rp11-01'.$D$6:.$D$11])" office:value-type="float" office:value="145.7" calcext:value-type="float">
            <text:p>145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2</text:p>
          </table:table-cell>
          <table:table-cell table:formula="of:=COUNT([$'rp11-01'.$E$6:.$E$11])" office:value-type="float" office:value="5" calcext:value-type="float">
            <text:p>5</text:p>
          </table:table-cell>
          <table:table-cell table:formula="of:=SUM([$'rp11-01'.$E$6:.$E$11])" office:value-type="float" office:value="1202" calcext:value-type="float">
            <text:p>1202</text:p>
          </table:table-cell>
          <table:table-cell table:formula="of:=AVERAGE([$'rp11-01'.$E$6:.$E$11])" office:value-type="float" office:value="240.4" calcext:value-type="float">
            <text:p>240.4</text:p>
          </table:table-cell>
          <table:table-cell table:formula="of:=VAR([$'rp11-01'.$E$6:.$E$11])" office:value-type="float" office:value="25.8" calcext:value-type="float">
            <text:p>25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3</text:p>
          </table:table-cell>
          <table:table-cell table:formula="of:=COUNT([$'rp11-01'.$F$6:.$F$11])" office:value-type="float" office:value="5" calcext:value-type="float">
            <text:p>5</text:p>
          </table:table-cell>
          <table:table-cell table:formula="of:=SUM([$'rp11-01'.$F$6:.$F$11])" office:value-type="float" office:value="1334" calcext:value-type="float">
            <text:p>1334</text:p>
          </table:table-cell>
          <table:table-cell table:formula="of:=AVERAGE([$'rp11-01'.$F$6:.$F$11])" office:value-type="float" office:value="266.8" calcext:value-type="float">
            <text:p>266.8</text:p>
          </table:table-cell>
          <table:table-cell table:formula="of:=VAR([$'rp11-01'.$F$6:.$F$11])" office:value-type="float" office:value="207.2" calcext:value-type="float">
            <text:p>207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/>
          <table:table-cell office:value-type="string" calcext:value-type="string">
            <text:p>Between Groups</text:p>
          </table:table-cell>
          <table:table-cell table:formula="of:=SUMPRODUCT([$'rp11-01'.$D$24:.$D$26];[$'rp11-01'.$E$24:.$E$26])-SUM([$'rp11-01'.$D$24:.$D$26])^2/SUM([$'rp11-01'.$C$24:.$C$26])" office:value-type="float" office:value="2870.93333333323" calcext:value-type="float">
            <text:p>2870.93333333323</text:p>
          </table:table-cell>
          <table:table-cell table:formula="of:=COUNT([$'rp11-01'.$D$24:.$D$26])-1" office:value-type="float" office:value="2" calcext:value-type="float">
            <text:p>2</text:p>
          </table:table-cell>
          <table:table-cell table:formula="of:=[$'rp11-01'.$C$29] / [$'rp11-01'.$D$29]" office:value-type="float" office:value="1435.46666666662" calcext:value-type="float">
            <text:p>1435.46666666662</text:p>
          </table:table-cell>
          <table:table-cell table:formula="of:=[$'rp11-01'.$E$29] / [$'rp11-01'.$E$30]" office:value-type="float" office:value="11.3715341959331" calcext:value-type="float">
            <text:p>11.3715341959331</text:p>
          </table:table-cell>
          <table:table-cell table:formula="of:=LEGACY.FDIST([$'rp11-01'.$F$29]; [$'rp11-01'.$D$29]; [$'rp11-01'.$D$30])" office:value-type="float" office:value="0.00169776841124982" calcext:value-type="float">
            <text:p>0.00169776841125</text:p>
          </table:table-cell>
          <table:table-cell table:formula="of:=LEGACY.FINV([$'rp11-01'.$C$21]; [$'rp11-01'.$D$29]; [$'rp11-01'.$D$30])" office:value-type="float" office:value="3.88529383465239" calcext:value-type="float">
            <text:p>3.88529383465239</text:p>
          </table:table-cell>
        </table:table-row>
        <table:table-row table:style-name="ro1">
          <table:table-cell/>
          <table:table-cell office:value-type="string" calcext:value-type="string">
            <text:p>Within Groups</text:p>
          </table:table-cell>
          <table:table-cell table:formula="of:=SUM(DEVSQ([$'rp11-01'.$D$6:.$D$11]);DEVSQ([$'rp11-01'.$E$6:.$E$11]);DEVSQ([$'rp11-01'.$F$6:.$F$11]))" office:value-type="float" office:value="1514.8" calcext:value-type="float">
            <text:p>1514.8</text:p>
          </table:table-cell>
          <table:table-cell table:formula="of:=SUM([$'rp11-01'.$C$24:.$C$26])-COUNT([$'rp11-01'.$C$24:.$C$26])" office:value-type="float" office:value="12" calcext:value-type="float">
            <text:p>12</text:p>
          </table:table-cell>
          <table:table-cell table:formula="of:=[$'rp11-01'.$C$30] / [$'rp11-01'.$D$30]" office:value-type="float" office:value="126.233333333333" calcext:value-type="float">
            <text:p>126.2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DEVSQ([$'rp11-01'.$D$6:.$D$11];[$'rp11-01'.$E$6:.$E$11];[$'rp11-01'.$F$6:.$F$11])" office:value-type="float" office:value="4385.73333333333" calcext:value-type="float">
            <text:p>4385.73333333333</text:p>
          </table:table-cell>
          <table:table-cell table:formula="of:=SUM([$'rp11-01'.$C$24:.$C$26]) - 1"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22:33:55.966014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2:35:55.748517147</dc:date>
    <meta:editing-duration>PT8M28S</meta:editing-duration>
    <meta:editing-cycles>2</meta:editing-cycles>
    <meta:generator>LibreOffice/6.4.6.2$Linux_X86_64 LibreOffice_project/40$Build-2</meta:generator>
    <meta:document-statistic meta:table-count="1" meta:cell-count="92" meta:object-count="0"/>
  </office:meta>
</office:document-meta>
</file>